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4pt" style:font-size-asian="14pt" style:font-size-complex="14pt"/>
    </style:style>
    <style:style style:name="P2" style:family="paragraph" style:parent-style-name="Standard">
      <style:paragraph-properties fo:text-align="start" style:justify-single-word="false" style:writing-mode="lr-tb"/>
      <style:text-properties fo:font-size="14pt" officeooo:rsid="0015d89e" officeooo:paragraph-rsid="0015d89e" style:font-size-asian="14pt" style:font-size-complex="14pt"/>
    </style:style>
    <style:style style:name="P3" style:family="paragraph" style:parent-style-name="Standard">
      <style:paragraph-properties fo:text-align="start" style:justify-single-word="false" style:writing-mode="lr-tb"/>
      <style:text-properties fo:font-size="14pt" officeooo:rsid="00145b12" officeooo:paragraph-rsid="0015d89e" style:font-size-asian="14pt" style:font-size-complex="14pt"/>
    </style:style>
    <style:style style:name="P4" style:family="paragraph" style:parent-style-name="Standard" style:master-page-name="Standard">
      <style:paragraph-properties fo:text-align="center" style:justify-single-word="false" style:page-number="auto" style:writing-mode="lr-tb"/>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writing-mode="lr-tb"/>
      <style:text-properties fo:font-size="22pt" fo:font-weight="bold" style:font-size-asian="22pt" style:font-weight-asian="bold" style:font-size-complex="22pt" style:font-weight-complex="bold"/>
    </style:style>
    <style:style style:name="P6"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P7" style:family="paragraph" style:parent-style-name="Standard" style:list-style-name="WWNum2">
      <style:paragraph-properties fo:text-align="start" style:justify-single-word="false" style:writing-mode="lr-tb"/>
      <style:text-properties fo:font-size="14pt" officeooo:rsid="00136353" officeooo:paragraph-rsid="0015a7ea" style:font-size-asian="14pt" style:font-size-complex="14pt"/>
    </style:style>
    <style:style style:name="P8" style:family="paragraph" style:parent-style-name="Standard" style:list-style-name="WWNum2">
      <style:paragraph-properties fo:text-align="start" style:justify-single-word="false" style:writing-mode="lr-tb"/>
      <style:text-properties fo:font-size="14pt" officeooo:rsid="00145b12" officeooo:paragraph-rsid="00145b12" style:font-size-asian="14pt" style:font-size-complex="14pt"/>
    </style:style>
    <style:style style:name="P9" style:family="paragraph" style:parent-style-name="Standard">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10" style:family="paragraph" style:parent-style-name="Standard" style:list-style-name="WWNum2">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writing-mode="lr-tb"/>
      <style:text-properties fo:font-size="14pt" fo:font-weight="normal" officeooo:rsid="00136353" style:font-size-asian="14pt" style:font-weight-asian="normal" style:font-size-complex="14pt" style:font-weight-complex="normal"/>
    </style:style>
    <style:style style:name="P12" style:family="paragraph" style:parent-style-name="Standard" style:list-style-name="WWNum2">
      <style:paragraph-properties fo:text-align="start" style:justify-single-word="false" style:writing-mode="lr-tb"/>
      <style:text-properties fo:font-size="14pt" fo:font-weight="normal" officeooo:rsid="00136353" officeooo:paragraph-rsid="00136353" style:font-size-asian="14pt" style:font-weight-asian="normal" style:font-size-complex="14pt" style:font-weight-complex="normal"/>
    </style:style>
    <style:style style:name="P13" style:family="paragraph" style:parent-style-name="Standard">
      <style:paragraph-properties fo:text-align="start" style:justify-single-word="false" style:writing-mode="lr-tb"/>
      <style:text-properties fo:font-size="14pt" fo:font-weight="normal" officeooo:rsid="00145b12" officeooo:paragraph-rsid="0015d89e" style:font-size-asian="14pt" style:font-weight-asian="normal" style:font-size-complex="14pt" style:font-weight-complex="normal"/>
    </style:style>
    <style:style style:name="P14" style:family="paragraph" style:parent-style-name="Standard">
      <style:paragraph-properties fo:text-align="start" style:justify-single-word="false" style:writing-mode="lr-tb"/>
      <style:text-properties fo:font-size="14pt" fo:font-weight="normal" officeooo:rsid="0015a7ea" officeooo:paragraph-rsid="0015a7ea" style:font-size-asian="14pt" style:font-weight-asian="normal" style:font-size-complex="14pt" style:font-weight-complex="normal"/>
    </style:style>
    <style:style style:name="T1" style:family="text">
      <style:text-properties officeooo:rsid="00136353"/>
    </style:style>
    <style:style style:name="T2" style:family="text">
      <style:text-properties fo:language="en" fo:country="US" fo:font-weight="normal" style:language-asian="zh" style:country-asian="CN" style:font-weight-asian="normal" style:language-complex="hi" style:country-complex="IN" style:font-weight-complex="normal"/>
    </style:style>
    <style:style style:name="T3" style:family="text">
      <style:text-properties fo:language="en" fo:country="US" fo:font-weight="normal" officeooo:rsid="0015d89e" style:language-asian="zh" style:country-asian="CN" style:font-weight-asian="normal" style:language-complex="hi" style:country-complex="IN" style:font-weight-complex="normal"/>
    </style:style>
    <style:style style:name="T4" style:family="text">
      <style:text-properties fo:font-weight="bold" style:font-weight-asian="bold" style:font-weight-complex="bold"/>
    </style:style>
    <style:style style:name="T5" style:family="text">
      <style:text-properties fo:font-weight="bold" officeooo:rsid="00145b1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a6d8" style:font-weight-asian="normal" style:font-weight-complex="normal"/>
    </style:style>
    <style:style style:name="T8" style:family="text">
      <style:text-properties fo:font-weight="normal" officeooo:rsid="00145b12" style:font-weight-asian="normal" style:font-weight-complex="normal"/>
    </style:style>
    <style:style style:name="T9" style:family="text">
      <style:text-properties fo:font-weight="normal" officeooo:rsid="00136353" style:font-weight-asian="normal" style:font-weight-complex="normal"/>
    </style:style>
    <style:style style:name="T10" style:family="text">
      <style:text-properties fo:font-weight="normal" officeooo:rsid="0015d89e" style:font-weight-asian="normal" style:font-weight-complex="normal"/>
    </style:style>
    <style:style style:name="T11" style:family="text">
      <style:text-properties officeooo:rsid="001972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nline Music Catalog</text:p>
      <text:p text:style-name="P5"/>
      <text:p text:style-name="P1"><text:span text:style-name="T4"><text:s/></text:span><text:span text:style-name="T5">B</text:span><text:span text:style-name="T4">ackground to the problem</text:span></text:p>
      <text:p text:style-name="P1">The problem is a traditional in which artists distribute or sale their music in Uganda and most third world countries. <text:span text:style-name="T1">People would then in turn have to move to find the CDs and buy them at a high price . Music on the CDs would get distorted after being used due to wearing out of the the solid storage itself. </text:span></text:p>
      <text:p text:style-name="P1">They still use the old or obsolete means like CD’S to sell their music to the people or depend on radio and stations which have too much bureaucracy with the artists not benefiting from their hard work.</text:p>
      <text:p text:style-name="P2">Physical medium are limited in memory space compared to the cloud .</text:p>
      <text:p text:style-name="P2">Some people use radios for music whose signal doesnot reach everywhere in the country hence the call for online music store.</text:p>
      <text:p text:style-name="P1"/>
      <text:p text:style-name="P6">A clear problem statement (Why you think it is a problem)</text:p>
      <text:list xml:id="list601138389" text:style-name="WWNum2">
        <text:list-item>
          <text:p text:style-name="P10">Piracy</text:p>
        </text:list-item>
        <text:list-item>
          <text:p text:style-name="P10">Bureaucracy</text:p>
        </text:list-item>
        <text:list-item>
          <text:p text:style-name="P10">Standardization of music sales</text:p>
        </text:list-item>
        <text:list-item>
          <text:p text:style-name="P10">Copyrights</text:p>
        </text:list-item>
        <text:list-item>
          <text:p text:style-name="P10">Less Exposure in the industry</text:p>
        </text:list-item>
        <text:list-item>
          <text:p text:style-name="P10">High Costs involved in music sales</text:p>
        </text:list-item>
        <text:list-item>
          <text:p text:style-name="P10">An informal source of income</text:p>
        </text:list-item>
        <text:list-item>
          <text:p text:style-name="P12">CDs are bulky</text:p>
        </text:list-item>
        <text:list-item>
          <text:p text:style-name="P12">Information on CDs can be distorted </text:p>
        </text:list-item>
        <text:list-item>
          <text:p text:style-name="P7"><text:span text:style-name="T2">Inconv</text:span><text:span text:style-name="T3">enient</text:span><text:span text:style-name="T6"> to move physically to look for hard copy music</text:span></text:p>
        </text:list-item>
        <text:list-item>
          <text:p text:style-name="P8"><text:span text:style-name="T6">Storage on the cloud gives one </text:span><text:span text:style-name="T7">to the music </text:span><text:span text:style-name="T6">access anywhere </text:span></text:p>
        </text:list-item>
      </text:list>
      <text:p text:style-name="P1"/>
      <text:p text:style-name="P6">Programmatic approach to be used in solving the above problem</text:p>
      <text:p text:style-name="P1"><text:span text:style-name="T6">Web application where musicians can put up their music for sale and earn a certain amount</text:span><text:span text:style-name="T8"> of a percentage</text:span><text:span text:style-name="T6"> of income </text:span><text:span text:style-name="T8">earned from the application </text:span><text:span text:style-name="T6">for the number of sales or downloads thus your music and popularity will have a positive correlation.</text:span><text:span text:style-name="T8"> The users pay using mobile money since it is the most conv</text:span><text:span text:style-name="T10">enie</text:span><text:span text:style-name="T8">nt .</text:span></text:p>
      <text:p text:style-name="P9"/>
      <text:p text:style-name="P1"><text:span text:style-name="T6">The first step being creation of web pages to show and sample artists work to consumers , provide adequate and efficient means of sharing music, </text:span><text:span text:style-name="T9">lower prices of music , reduce on storage bulk of music .</text:span></text:p>
      <text:p text:style-name="P11"/>
      <text:p text:style-name="P3"><text:span text:style-name="T9">T</text:span><text:span text:style-name="T6">hen uploading their music and making it visible to potential buyers. On selection , the price of the song is displayed with a payment option.</text:span></text:p>
      <text:p text:style-name="P13"><text:s/></text:p>
      <text:p text:style-name="P9"><text:soft-page-break/>This will also be a source for original content from <text:s/>musicians directly to the listeners with the required security. </text:p>
      <text:p text:style-name="P9"/>
      <text:p text:style-name="P14">Our programmatic approach targets affluent or educated people that know how to use a computer to select and pay for music.</text:p>
      <text:p text:style-name="P14"/>
      <text:p text:style-name="P14">The program is able to run on all devices to prevent incompatible technology issues.</text:p>
      <text:p text:style-name="P14">Mobiles are the main drivers for programmatic audio revolution since more than 75% of Ugandans own a compatible mobile phone. </text:p>
      <text:p text:style-name="P1"/>
      <text:p text:style-name="P6">Structure of your application using java Servlets<text:span text:style-name="T11">9</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3T12:02:32</meta:creation-date>
    <dc:language>en-US</dc:language>
    <dc:date>2020-03-04T09:58:52.637905870</dc:date>
    <meta:editing-cycles>3</meta:editing-cycles>
    <meta:editing-duration>PT3M43S</meta:editing-duration>
    <meta:generator>LibreOffice/6.4.1.2$Linux_X86_64 LibreOffice_project/40$Build-2</meta:generator>
    <meta:document-statistic meta:table-count="0" meta:image-count="0" meta:object-count="0" meta:page-count="2" meta:paragraph-count="28" meta:word-count="420" meta:character-count="2352" meta:non-whitespace-character-count="1962"/>
  </office:meta>
</office:document-meta>
</file>